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 fo:font-size="11pt" style:font-size-asian="11pt" style:font-size-complex="11pt"/>
    </style:style>
    <style:style style:name="P2" style:family="paragraph" style:parent-style-name="UrbanBody">
      <style:text-properties style:font-name="Arial" fo:font-size="11pt" style:font-size-asian="11pt" style:font-name-complex="Arial" style:font-size-complex="11pt"/>
    </style:style>
    <style:style style:name="P3" style:family="paragraph" style:parent-style-name="UrbanBody">
      <style:paragraph-properties fo:text-align="start" style:justify-single-word="false"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style:font-name="arial" fo:font-size="11pt" fo:font-style="normal" style:text-underline-style="none" fo:font-weight="normal" officeooo:rsid="0084aa93" officeooo:paragraph-rsid="00273370" style:font-size-asian="11pt" style:font-style-asian="normal" style:font-weight-asian="normal" style:font-name-complex="Arial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4" style:family="paragraph" style:parent-style-name="Frame_20_contents">
      <style:paragraph-properties fo:text-align="start" style:justify-single-word="false"/>
      <style:text-properties style:font-name="Arial" fo:font-size="12pt" officeooo:paragraph-rsid="00273370" style:font-size-asian="12pt" style:font-size-complex="12pt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7337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273370" style:font-size-asian="11pt" style:font-size-complex="11pt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73370" style:font-size-asian="10pt" style:font-size-complex="10pt"/>
    </style:style>
    <style:style style:name="P8" style:family="paragraph" style:parent-style-name="UrbanTitle">
      <style:text-properties style:font-name="Arial" style:text-underline-style="none" fo:font-weight="bold" style:font-weight-asian="bold" style:font-weight-complex="bold"/>
    </style:style>
    <style:style style:name="P9" style:family="paragraph" style:parent-style-name="UrbanTitle">
      <style:text-properties style:font-name="Arial" style:text-underline-style="none" fo:font-weight="bold" officeooo:paragraph-rsid="00273370" style:font-weight-asian="bold" style:font-weight-complex="bold"/>
    </style:style>
    <style:style style:name="P10" style:family="paragraph" style:parent-style-name="UrbanBody"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-complex="Arial"/>
    </style:style>
    <style:style style:name="T4" style:family="text">
      <style:text-properties fo:letter-spacing="-0.005cm"/>
    </style:style>
    <style:style style:name="T5" style:family="text">
      <style:text-properties fo:letter-spacing="-0.005cm" style:font-name-complex="Arial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1"><text:span text:style-name="T13">do text</text:span></text:p><text:p text:style-name="P11"><text:span text:style-name="T13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7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4"><text:span text:style-name="T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9"><text:s/></text:span><text:span text:style-name="T8"><text:conditional-text text:condition="ooow:&quot;view.do_mailing()&quot;" text:string-value-if-true="&quot;mailed_data.name1&quot;" text:string-value-if-false="">mailed_data.name1</text:conditional-text></text:span><text:span text:style-name="T9"><text:s/></text:span><text:span text:style-name="T8"><text:conditional-text text:condition="ooow:&quot;view.do_mailing()&quot;" text:string-value-if-true="&quot;mailed_data.name2&quot;" text:string-value-if-false="">mailed_data.name2</text:conditional-text></text:span><text:span text:style-name="T9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9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9"/>
      <text:p text:style-name="P9"/>
      <text:p text:style-name="P9">Déclaration environnementale: transmis de la décision du collège</text:p>
      <text:p text:style-name="P8">des conditions complémentaires</text:p>
      <text:p text:style-name="P1"/>
      <text:p text:style-name="P10"/>
      <text:p text:style-name="P1"/>
      <text:p text:style-name="P1"/>
      <text:p text:style-name="P5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"/>
      <text:p text:style-name="P1"><text:span text:style-name="T3">Conformément à l'article 14§5 du décret du 11 mars 1999 relatif au permis d'environnement, nous avons l'honneur de vous transmettre copie de la séance du Collège du </text:span><text:span text:style-name="T5"><text:text-input text:description="Evénement-Date de la décision">licence_view.format_date(self.getLastLicenceDelivery().getDecisionDate())</text:text-input></text:span><text:span text:style-name="T4"><text:s/>p</text:span><text:span text:style-name="T3">ar laquelle le collège prescrit </text:span>les conditions complémentaires suivantes <text:span text:style-name="T3">concernant votre déclaration sus-visée :</text:span></text:p>
      <text:p text:style-name="P2"/>
      <text:p text:style-name="P1"><office:annotation><dc:creator>Simon Delcourt</dc:creator><dc:date>2012-12-04T10:26:00</dc:date><text:p><text:span text:style-name="T12">do text </text:span></text:p><text:p>from licence_view.xhtml(self.getAdditionalConditions())</text:p></office:annotation></text:p>
      <text:p text:style-name="P1"/>
      <text:p text:style-name="P1">Nous vous rappelons que ces conditions sont applicables durant la période de validité de la déclaration et peuvent être modifiées par le Collège communal sur avis du Fonctionnaire technique.</text:p>
      <text:p text:style-name="P1">Le déclarant doit conserver un exemplaire de la déclaration sur les lieux de l’établissement et déclarer tout changement d’exploitant conjointement avec le cessionnaire.</text:p>
      <text:p text:style-name="P1"/>
      <text:p text:style-name="P1">Un recours contre la décision du Collège communal peut être introduit auprès du Gouvernement wallon dans un délai de 20 jours à dater de la réception de la présente notification.</text:p>
      <text:p text:style-name="P1"/>
      <text:p text:style-name="P3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11"><text:span text:style-name="T10">do text</text:span></text:p><text:p text:style-name="P11"><text:span text:style-name="T11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>
      <style:text-properties style:font-name="Arial2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5-27T12:06:17.050923666</dc:date>
    <meta:editing-duration>PT13H8S</meta:editing-duration>
    <meta:editing-cycles>72</meta:editing-cycles>
    <meta:generator>LibreOffice/6.4.6.2$Linux_X86_64 LibreOffice_project/40$Build-2</meta:generator>
    <meta:document-statistic meta:table-count="1" meta:image-count="0" meta:object-count="0" meta:page-count="1" meta:paragraph-count="14" meta:word-count="174" meta:character-count="1425" meta:non-whitespace-character-count="1271"/>
  </office:meta>
</office:document-meta>
</file>